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Dash_20_2" svg:stroke-width="1.151cm" svg:stroke-color="#996600" draw:stroke-linejoin="round" svg:stroke-linecap="butt" draw:fill="solid" draw:fill-color="#ffffff" draw:textarea-horizontal-align="center" draw:textarea-vertical-align="middle" fo:padding-top="0.575cm" fo:padding-bottom="0.575cm" fo:padding-left="0.575cm" fo:padding-right="0.575cm"/>
    </style:style>
    <style:style style:name="gr3" style:family="graphic" style:parent-style-name="standard">
      <style:graphic-properties draw:stroke="none" draw:stroke-dash="Dash_20_2" svg:stroke-width="0cm" svg:stroke-color="#996600" draw:stroke-linejoin="none" svg:stroke-linecap="butt" draw:fill="solid" draw:fill-color="#996600" draw:textarea-horizontal-align="center" draw:textarea-vertical-align="middle"/>
    </style:style>
    <style:style style:name="gr4" style:family="graphic" style:parent-style-name="standard">
      <style:graphic-properties draw:stroke="none" draw:stroke-dash="Dash_20_2" svg:stroke-width="0.026cm" svg:stroke-color="#996600" draw:stroke-linejoin="round" svg:stroke-linecap="butt" draw:fill="solid" draw:fill-color="#996600" draw:textarea-horizontal-align="center" draw:textarea-vertical-align="middle" fo:padding-top="0.013cm" fo:padding-bottom="0.013cm" fo:padding-left="0.013cm" fo:padding-right="0.01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272cm" svg:height="18.237cm" svg:x="2.661cm" svg:y="2.452cm" svg:viewBox="0 0 17273 18238" svg:d="M8636 18238c-1589 0-2942-382-4318-1221-1377-839-2367-1884-3161-3338-795-1454-1157-2881-1157-4559 0-1679 362-3107 1157-4561 794-1454 1784-2497 3161-3336 1376-841 2729-1223 4317-1223 1591 0 2944 382 4319 1223 1378 839 2367 1882 3162 3336s1157 2882 1157 4559c0 1680-362 3107-1157 4561s-1784 2499-3162 3338c-1375 839-2728 1221-4318 1221z">
          <text:p/>
        </draw:path>
        <draw:path draw:style-name="gr2" draw:text-style-name="P1" draw:layer="layout" svg:width="13.843cm" svg:height="14.617cm" svg:x="4.353cm" svg:y="4.169cm" svg:viewBox="0 0 13844 14618" svg:d="M6922 14618c-1274 0-2358-306-3461-979-1104-673-1897-1510-2534-2675-637-1166-927-2309-927-3655 0-1345 290-2489 927-3655 637-1165 1430-2002 2534-2674 1103-674 2187-980 3460-980 1275 0 2359 306 3462 980 1104 672 1897 1509 2534 2674 637 1166 927 2310 927 3654 0 1347-290 2490-927 3656-637 1165-1430 2002-2534 2675-1103 673-2187 979-3461 979z">
          <text:p/>
        </draw:path>
        <draw:g>
          <draw:polygon draw:style-name="gr3" draw:text-style-name="P1" draw:layer="layout" svg:width="2.493cm" svg:height="3.801cm" draw:transform="rotate (-3.14106905481479) translate (12.5041584110766cm 9.8046906781577cm)" svg:viewBox="0 0 2494 3802" draw:points="1248,3802 0,3802 0,0 2494,0 2494,3802">
            <text:p/>
          </draw:polygon>
          <draw:polygon draw:style-name="gr4" draw:text-style-name="P1" draw:layer="layout" svg:width="2.493cm" svg:height="3.801cm" draw:transform="rotate (-3.14106905481479) translate (12.5041584110766cm 9.8046906781577cm)" svg:viewBox="0 0 2494 3802" draw:points="1248,3802 0,3802 0,0 2494,0 2494,3802">
            <text:p/>
          </draw:polygon>
          <draw:polygon draw:style-name="gr3" draw:text-style-name="P1" draw:layer="layout" svg:width="8.243cm" svg:height="7.167cm" draw:transform="rotate (-3.14106905481479) translate (15.4202326734709cm 16.9210418653069cm)" svg:viewBox="0 0 8244 7168" draw:points="4121,0 8244,7168 0,7168">
            <text:p/>
          </draw:polygon>
          <draw:polygon draw:style-name="gr4" draw:text-style-name="P1" draw:layer="layout" svg:width="8.243cm" svg:height="7.167cm" draw:transform="rotate (-3.14106905481479) translate (15.4202326734709cm 16.9210418653069cm)" svg:viewBox="0 0 8244 7168" draw:points="4121,0 8244,7168 0,716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dc:date>2014-10-03T16:18:03</dc:date>
    <meta:document-statistic meta:object-count="7"/>
  </office:meta>
</office:document-meta>
</file>